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72in" fo:margin-left="0in" fo:margin-top="0in" fo:margin-bottom="0in" table:align="left" style:writing-mode="lr-tb"/>
    </style:style>
    <style:style style:name="Table1.A" style:family="table-column">
      <style:table-column-properties style:column-width="2.1653in"/>
    </style:style>
    <style:style style:name="Table1.B" style:family="table-column">
      <style:table-column-properties style:column-width="2.1646in"/>
    </style:style>
    <style:style style:name="Table1.C" style:family="table-column">
      <style:table-column-properties style:column-width="2.167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margin-left="0in" fo:margin-right="0in" fo:text-indent="0.3929in" style:auto-text-indent="false"/>
    </style:style>
    <style:style style:name="P3" style:family="paragraph" style:parent-style-name="LO-normal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LO-normal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LO-normal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8pt" style:font-name-asian="Consolas1" style:font-size-asian="8pt" style:font-name-complex="Consolas1" style:font-size-complex="8pt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3937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8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9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P10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lways"/>
    </style:style>
    <style:style style:name="P11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2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3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16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uto"/>
    </style:style>
    <style:style style:name="P17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8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/>
    </style:style>
    <style:style style:name="P19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1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2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/>
      <style:text-properties fo:font-variant="normal" fo:text-transform="none" fo:color="#222222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P23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ackground-color="transparent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/>
    </style:style>
    <style:style style:name="P24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/>
    </style:style>
    <style:style style:name="P25" style:family="paragraph" style:parent-style-name="LO-normal">
      <loext:graphic-properties draw:fill="none" draw:fill-color="#ffffff"/>
      <style:paragraph-properties fo:margin-left="0in" fo:margin-right="0in" fo:margin-top="0.1665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lways"/>
    </style:style>
    <style:style style:name="P26" style:family="paragraph" style:parent-style-name="LO-normal">
      <loext:graphic-properties draw:fill="none" draw:fill-color="#ffffff"/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uto"/>
    </style:style>
    <style:style style:name="P27" style:family="paragraph" style:parent-style-name="LO-normal">
      <loext:graphic-properties draw:fill="none" draw:fill-color="#ffffff"/>
      <style:paragraph-properties fo:margin-left="0in" fo:margin-right="0in" fo:margin-top="0in" fo:margin-bottom="0.1366in" loext:contextual-spacing="false" fo:line-height="100%" fo:text-align="start" style:justify-single-word="false" fo:keep-together="auto" fo:orphans="2" fo:widows="2" fo:text-indent="0in" style:auto-text-indent="false" fo:background-color="transparent" fo:keep-with-next="auto"/>
    </style:style>
    <style:style style:name="P28" style:family="paragraph" style:parent-style-name="LO-normal">
      <loext:graphic-properties draw:fill="none" draw:fill-color="#ffffff"/>
      <style:paragraph-properties fo:margin-left="0in" fo:margin-right="0in" fo:margin-top="0in" fo:margin-bottom="0.1366in" loext:contextual-spacing="false" fo:line-height="100%" fo:text-align="start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9" style:family="paragraph" style:parent-style-name="LO-normal">
      <loext:graphic-properties draw:fill="none" draw:fill-color="#ffffff"/>
      <style:paragraph-properties fo:margin-left="0in" fo:margin-right="0in" fo:margin-top="0in" fo:margin-bottom="0.1366in" loext:contextual-spacing="false" fo:line-height="100%" fo:text-align="start" style:justify-single-word="false" fo:orphans="2" fo:widows="2" fo:text-indent="0in" style:auto-text-indent="false" fo:background-color="transparent"/>
    </style:style>
    <style:style style:name="P30" style:family="paragraph" style:parent-style-name="LO-normal">
      <loext:graphic-properties draw:fill="none" draw:fill-color="#ffffff"/>
      <style:paragraph-properties fo:margin-left="0in" fo:margin-right="0in" fo:margin-top="0in" fo:margin-bottom="0.1366in" loext:contextual-spacing="false" fo:line-height="100%" fo:text-align="start" style:justify-single-word="false" fo:orphans="2" fo:widows="2" fo:text-indent="0in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LO-normal">
      <loext:graphic-properties draw:fill="none" draw:fill-color="#ffffff"/>
      <style:paragraph-properties fo:margin-left="2.9535in" fo:margin-right="0in" fo:margin-top="0in" fo:margin-bottom="0in" loext:contextual-spacing="false" fo:line-height="100%" fo:text-align="justify" style:justify-single-word="false" fo:keep-together="auto" fo:orphans="2" fo:widows="2" fo:text-indent="0.3929in" style:auto-text-indent="false" fo:background-color="transparent" fo:keep-with-next="auto"/>
    </style:style>
    <style:style style:name="P32" style:family="paragraph" style:parent-style-name="LO-normal">
      <loext:graphic-properties draw:fill="none" draw:fill-color="#ffffff"/>
      <style:paragraph-properties fo:margin-left="2.9535in" fo:margin-right="0in" fo:margin-top="0.0835in" fo:margin-bottom="0in" loext:contextual-spacing="false" fo:line-height="100%" fo:text-align="justify" style:justify-single-word="false" fo:keep-together="auto" fo:orphans="2" fo:widows="2" fo:text-indent="0.3929in" style:auto-text-indent="false" fo:background-color="transparent" fo:keep-with-next="auto"/>
    </style:style>
    <style:style style:name="P33" style:family="paragraph" style:parent-style-name="LO-normal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4992in" style:type="right"/>
        </style:tab-stops>
      </style:paragraph-properties>
    </style:style>
    <style:style style:name="P34" style:family="paragraph" style:parent-style-name="LO-normal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4992in" style:type="right"/>
        </style:tab-stops>
      </style:paragraph-properties>
    </style:style>
    <style:style style:name="P35" style:family="paragraph" style:parent-style-name="LO-normal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4992in" style:type="right"/>
        </style:tab-stops>
      </style:paragraph-properties>
    </style:style>
    <style:style style:name="P36" style:family="paragraph" style:parent-style-name="LO-normal">
      <loext:graphic-properties draw:fill="none" draw:fill-color="#ffffff"/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P37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1252in" style:auto-text-indent="false" fo:background-color="transparent" style:writing-mode="lr-tb"/>
    </style:style>
    <style:style style:name="P38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6866in" style:auto-text-indent="false" fo:background-color="transparent" style:writing-mode="lr-tb"/>
    </style:style>
    <style:style style:name="P39" style:family="paragraph" style:parent-style-name="Table_20_Contents">
      <style:paragraph-properties fo:margin-left="0in" fo:margin-right="0in" fo:text-align="start" style:justify-single-word="false" fo:orphans="0" fo:widows="0" fo:text-indent="0.75in" style:auto-text-indent="false" text:number-lines="false" text:line-number="0" style:writing-mode="lr-tb"/>
    </style:style>
    <style:style style:name="P40" style:family="paragraph" style:parent-style-name="Table_20_Contents">
      <style:paragraph-properties fo:margin-left="0in" fo:margin-right="0in" fo:text-align="start" style:justify-single-word="false" fo:orphans="0" fo:widows="0" fo:text-indent="0.8752in" style:auto-text-indent="false" text:number-lines="false" text:line-number="0" style:writing-mode="lr-tb"/>
    </style:style>
    <style:style style:name="P41" style:family="paragraph" style:parent-style-name="Table_20_Contents">
      <style:paragraph-properties fo:margin-left="0in" fo:margin-right="0in" fo:text-align="start" style:justify-single-word="false" fo:orphans="0" fo:widows="0" fo:text-indent="0.8118in" style:auto-text-indent="false" text:number-lines="false" text:line-number="0" style:writing-mode="lr-tb"/>
    </style:style>
    <style:style style:name="P42" style:family="paragraph" style:parent-style-name="Table_20_Contents">
      <style:paragraph-properties fo:margin-left="0in" fo:margin-right="0in" fo:text-align="start" style:justify-single-word="false" fo:orphans="0" fo:widows="0" fo:text-indent="0.1252in" style:auto-text-indent="false" text:number-lines="false" text:line-number="0" style:writing-mode="lr-tb"/>
    </style:style>
    <style:style style:name="P43" style:family="paragraph" style:parent-style-name="Title">
      <style:paragraph-properties fo:margin-top="0.0835in" fo:margin-bottom="0.0835in" loext:contextual-spacing="false" fo:line-height="100%" fo:text-align="center" style:justify-single-word="false"/>
    </style:style>
    <style:style style:name="P44" style:family="paragraph" style:parent-style-name="Title" style:master-page-name="Standard">
      <style:paragraph-properties fo:margin-top="0.0835in" fo:margin-bottom="0.0835in" loext:contextual-spacing="false" fo:line-height="100%" fo:text-align="center" style:justify-single-word="false" style:page-number="1"/>
    </style:style>
    <style:style style:name="P45" style:family="paragraph" style:parent-style-name="Title">
      <style:paragraph-properties fo:margin-top="0.0417in" fo:margin-bottom="0.0417in" loext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4pt" style:font-size-asian="14pt" style:font-size-complex="14pt"/>
    </style:style>
    <style:style style:name="T3" style:family="text">
      <style:text-properties style:text-position="0% 100%" fo:font-size="16pt" style:font-size-asian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font-style="normal" style:text-underline-style="none" fo:font-weight="normal" fo:background-color="transparent" loext:char-shading-value="0" style:font-name-asian="Times New Roman2" style:font-size-asian="13pt" style:font-style-asian="normal" style:font-weight-asian="normal" style:font-name-complex="Times New Roman2" style:font-size-complex="13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 text:display="tru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bold" fo:background-color="transparent" loext:char-shading-value="0" style:font-name-asian="Times New Roman2" style:font-size-asian="16pt" style:font-style-asian="normal" style:font-weight-asian="bold" style:font-name-complex="Times New Roman2" style:font-size-complex="16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4pt" fo:font-style="normal" fo:text-shadow="none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5" style:family="text">
      <style:text-properties fo:font-variant="normal" fo:text-transform="none" fo:color="#222222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T16" style:family="text">
      <style:text-properties fo:font-variant="normal" fo:text-transform="none" fo:color="#222222" style:font-name="Times New Roman1" fo:font-size="14pt" fo:letter-spacing="normal" fo:font-style="normal" fo:font-weight="normal" officeooo:rsid="00074897" style:font-size-asian="14pt" style:font-style-asian="normal" style:font-weight-asian="normal" style:font-size-complex="14pt"/>
    </style:style>
    <style:style style:name="T17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/>
    </style:style>
    <style:style style:name="T18" style:family="text">
      <style:text-properties fo:color="#000000" style:font-name="Consolas" fo:font-size="8pt" style:font-name-asian="Consolas1" style:font-size-asian="8pt" style:font-name-complex="Consolas1" style:font-size-complex="8pt"/>
    </style:style>
    <style:style style:name="T1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_xv0lulxzf1gh"/><text:span text:style-name="T1">МИНИСТЕРСТВО НАУКИ И ВЫСШЕГО ОБРАЗОВАНИЯ<text:line-break/> РОССИЙСКОЙ ФЕДЕРАЦИИ</text:span></text:p>
      <text:p text:style-name="P43"><text:bookmark text:name="_xv0lulxzf1gh1"/><text:span text:style-name="T1">ФЕДЕРАЛЬНОЕ ГОСУДАРСТВЕННОЕ АВТОНОМНОЕ ОБРАЗОВАТЕЛЬНОЕ УЧРЕЖДЕНИЕ ВЫСШЕГО ОБРАЗОВАНИЯ</text:span></text:p>
      <text:p text:style-name="P43"><text:bookmark text:name="_xv0lulxzf1gh2"/><text:span text:style-name="T1">НОВОСИБИРСКИЙ НАЦИОНАЛЬНЫЙ ИССЛЕДОВАТЕЛЬСКИЙ ГОСУДАРСТВЕННЫЙ УНИВЕРСИТЕТ</text:span></text:p>
      <text:p text:style-name="P45"><text:bookmark text:name="_pdoytbj9lv3f"/><text:span text:style-name="T1">Факультет информационных технологий</text:span></text:p>
      <text:p text:style-name="P45"><text:bookmark text:name="_paqpfgdq1fw6"/><text:span text:style-name="T2">Кафедра параллельных вычислений</text:span></text:p>
      <text:p text:style-name="P6"/>
      <text:p text:style-name="P6"/>
      <text:p text:style-name="P10"><text:span text:style-name="T4">ОТЧЕТ</text:span></text:p>
      <text:p text:style-name="P25"><text:span text:style-name="T4">О ВЫПОЛНЕНИИ ЛАБОРАТОРНОЙ РАБОТЫ</text:span></text:p>
      <text:p text:style-name="P11"/>
      <text:p text:style-name="P16"><text:span text:style-name="T7">«ВЕКТОРИЗАЦИЯ ВЫЧИСЛЕНИЙ»</text:span></text:p>
      <text:p text:style-name="P13"/>
      <text:p text:style-name="P16"><text:span text:style-name="T7">студента 2 курса, 18209 группы</text:span></text:p>
      <text:p text:style-name="P13"/>
      <text:p text:style-name="P16"><text:span text:style-name="T4">Большим Максима Антоновича</text:span></text:p>
      <text:p text:style-name="P12"/>
      <text:p text:style-name="P26"><text:span text:style-name="T7">Направление 09.03.01 – «Информатика и вычислительная техника»</text:span></text:p>
      <text:p text:style-name="P7"/>
      <text:p text:style-name="P8"/>
      <text:p text:style-name="P8"/>
      <text:p text:style-name="P31"><text:span text:style-name="T7">Преподаватель:</text:span></text:p>
      <text:p text:style-name="P32"><text:span text:style-name="T6">Власенко Андрей Юрьевич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20"/>
      <text:p text:style-name="P16"><text:span text:style-name="T7">Новосибирск 2019</text:span></text:p>
      <text:p text:style-name="P16"><text:soft-page-break/><text:span text:style-name="T17">Оглавление:</text:span></text:p>
      <text:section text:style-name="Sect1" text:name="TextSection">
        <text:section text:style-name="Sect2" text:name="Section1">
          <text:p text:style-name="P23"/>
          <text:table-of-content text:style-name="Sect1" text:protected="true" text:name="Table of Contents1">
            <text:table-of-content-source text:outline-level="9" text:use-index-marks="false">
              <text:index-title-template text:style-name="Contents_20_Heading">
</text:index-title-template>
              <text:table-of-content-entry-template text:outline-level="1" text:style-name="Contents_20_1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</text:table-of-content-source>
            <text:index-body>
              <text:p text:style-name="P33"><text:a xlink:type="simple" xlink:href="#_rcx03e8skstc" text:style-name="Index_20_Link" text:visited-style-name="Index_20_Link"><text:span text:style-name="T10">Цель</text:span></text:a><text:span text:style-name="T11"><text:tab/>3</text:span></text:p>
              <text:p text:style-name="P34"><text:a xlink:type="simple" xlink:href="#_gjdgxs" text:style-name="Index_20_Link" text:visited-style-name="Index_20_Link"><text:span text:style-name="T10">Задание</text:span></text:a><text:span text:style-name="T11"><text:tab/>3</text:span></text:p>
              <text:p text:style-name="P34"><text:a xlink:type="simple" xlink:href="#_s3v8rfijkd4k" text:style-name="Index_20_Link" text:visited-style-name="Index_20_Link"><text:span text:style-name="T10">Листинг программы</text:span></text:a><text:span text:style-name="T11"><text:tab/>3</text:span></text:p>
              <text:p text:style-name="P34"><text:span text:style-name="T4">Время исполнения разных режимов</text:span><text:span text:style-name="T11"> <text:tab/>7</text:span></text:p>
              <text:p text:style-name="P35"><text:a xlink:type="simple" xlink:href="#_qajn46z3wr1g" text:style-name="Index_20_Link" text:visited-style-name="Index_20_Link"><text:span text:style-name="T10">Заключение</text:span></text:a><text:span text:style-name="T11"><text:tab/>8</text:span></text:p>
            </text:index-body>
          </text:table-of-content>
        </text:section>
      </text:section>
      <text:section text:style-name="Sect2" text:name="Section2">
        <text:p text:style-name="P3"/>
        <text:p text:style-name="P13"/>
        <text:p text:style-name="P1"><text:bookmark text:name="_rcx03e8skstc"/><text:span text:style-name="T3">Цель</text:span></text:p>
        <text:p text:style-name="P27"><text:span text:style-name="T7"><text:tab/>Изучить SIMD-расширения архитектуры x86/x86-64 и научиться использовать их в коде. Получение навыков использования SIMD-расширений. Так же изучить работу оптимизированной бибилиотеки линейной алгебры BLAS и применить данную библиотеку в вычислениях алгоритма.</text:span></text:p>
        <text:p text:style-name="P28"/>
        <text:p text:style-name="Heading_20_1"><text:bookmark text:name="_gjdgxs"/><text:span text:style-name="T3">Задание</text:span></text:p>
        <text:p text:style-name="P27"><text:span text:style-name="T7"><text:tab/>Получить обратную матрицу размерности 2048х2048 путём алгоритма приближенного вычисления за 10 итераций, используя традиционный метод программирования, затем используя SIMD расширения, а затем используя библиотеку BLAS. В конце проанализировать результаты.</text:span></text:p>
        <text:p text:style-name="P28"/>
        <text:p text:style-name="Heading_20_1"><text:bookmark text:name="_s3v8rfijkd4k"/><text:span text:style-name="T3">Листинг программы</text:span></text:p>
        <text:p text:style-name="P36"/>
        <text:p text:style-name="P4"><text:span text:style-name="T18">#ifdef __cplusplus</text:span></text:p>
        <text:p text:style-name="P4"><text:span text:style-name="T18">extern "C"</text:span></text:p>
        <text:p text:style-name="P4"><text:span text:style-name="T18">{</text:span></text:p>
        <text:p text:style-name="P4"><text:span text:style-name="T18">#endif</text:span></text:p>
        <text:p text:style-name="P4"><text:span text:style-name="T18">#include &lt;cblas.h&gt;</text:span></text:p>
        <text:p text:style-name="P4"><text:span text:style-name="T18">#ifdef __cplusplus</text:span></text:p>
        <text:p text:style-name="P4"><text:span text:style-name="T18">}</text:span></text:p>
        <text:p text:style-name="P4"><text:span text:style-name="T18">#endif</text:span></text:p>
        <text:p text:style-name="P5"/>
        <text:p text:style-name="P4"><text:span text:style-name="T18">#include &lt;cmath&gt;</text:span></text:p>
        <text:p text:style-name="P4"><text:span text:style-name="T18">#include &lt;iostream&gt;</text:span></text:p>
        <text:p text:style-name="P4"><text:span text:style-name="T18">#include &lt;xmmintrin.h&gt;</text:span></text:p>
        <text:p text:style-name="P5"/>
        <text:p text:style-name="P4"><text:span text:style-name="T18">#define N 2048</text:span></text:p>
        <text:p text:style-name="P4"><text:span text:style-name="T18">#define iterations 10</text:span></text:p>
        <text:p text:style-name="P5"/>
        <text:p text:style-name="P4"><text:span text:style-name="T18">#define WITHOUT_OPT 0</text:span></text:p>
        <text:p text:style-name="P4"><text:span text:style-name="T18">#define VECTOR_OPT 1</text:span></text:p>
        <text:p text:style-name="P4"><text:span text:style-name="T18">#define BLAS_OPT 2</text:span></text:p>
        <text:p text:style-name="P5"/>
        <text:p text:style-name="P4"><text:span text:style-name="T18">using namespace std;</text:span></text:p>
        <text:p text:style-name="P5"/>
        <text:p text:style-name="P4"><text:span text:style-name="T18">void cpy(float *A, float *B);</text:span></text:p>
        <text:p text:style-name="P4"><text:span text:style-name="T18">void mul(const float *A, const float *B, float *C, int type);</text:span></text:p>
        <text:p text:style-name="P4"><text:span text:style-name="T18">void mulDef(const float *A, const float *B, float *C);</text:span></text:p>
        <text:p text:style-name="P4"><text:span text:style-name="T18">void mulBLAS(const float *A, const float *B, float *C);</text:span></text:p>
        <text:p text:style-name="P4"><text:span text:style-name="T18">void mulVector(const float *A, const float *B, float *C);</text:span></text:p>
        <text:p text:style-name="P4"><text:span text:style-name="T18">void sum(float *A, float *B, float *C, bool sign, int type);</text:span></text:p>
        <text:p text:style-name="P4"><text:span text:style-name="T18">float scalar(const float *x, const float *y);</text:span></text:p>
        <text:p text:style-name="P5"/>
        <text:p text:style-name="P4"><text:span text:style-name="T18">double matrixInverse(float *matrix, float *result, int type)</text:span></text:p>
        <text:p text:style-name="P4"><text:span text:style-name="T18">{</text:span></text:p>
        <text:p text:style-name="P4"><text:span text:style-name="T18"><text:s text:c="4"/>clock_t c_start = clock();</text:span></text:p>
        <text:p text:style-name="P5"/>
        <text:p text:style-name="P4"><text:span text:style-name="T18"><text:s text:c="4"/>auto *I = new float[N * N];</text:span></text:p>
        <text:p text:style-name="P4"><text:span text:style-name="T18"><text:s text:c="4"/>auto *B = new float[N * N];</text:span></text:p>
        <text:p text:style-name="P4"><text:span text:style-name="T18"><text:s text:c="4"/>auto *tmp = new float[N * N];</text:span></text:p>
        <text:p text:style-name="P4"><text:span text:style-name="T18"><text:s text:c="4"/>auto *R = new float[N * N];</text:span></text:p>
        <text:p text:style-name="P5"/>
        <text:p text:style-name="P4"><text:span text:style-name="T18"><text:s text:c="4"/>cout &lt;&lt; "0" &lt;&lt; endl;</text:span></text:p>
        <text:p text:style-name="P5"/>
        <text:p text:style-name="P4"><text:soft-page-break/><text:span text:style-name="T18"><text:s text:c="4"/>{</text:span></text:p>
        <text:p text:style-name="P4"><text:span text:style-name="T18"><text:s text:c="8"/>float max0 = 0;</text:span></text:p>
        <text:p text:style-name="P4"><text:span text:style-name="T18"><text:s text:c="8"/>float max1 = 0;</text:span></text:p>
        <text:p text:style-name="P4"><text:span text:style-name="T18"><text:s text:c="8"/>float sum = 0;</text:span></text:p>
        <text:p text:style-name="P4"><text:span text:style-name="T18"><text:s text:c="8"/>float sum1 = 0;</text:span></text:p>
        <text:p text:style-name="P5"/>
        <text:p text:style-name="P4"><text:span text:style-name="T18"><text:s text:c="8"/>for (int i = 0; i &lt; N; i++)</text:span></text:p>
        <text:p text:style-name="P4"><text:span text:style-name="T18"><text:s text:c="8"/>{</text:span></text:p>
        <text:p text:style-name="P4"><text:span text:style-name="T18"><text:s text:c="12"/>for (int j = 0; j &lt; N; j++)</text:span></text:p>
        <text:p text:style-name="P4"><text:span text:style-name="T18"><text:s text:c="12"/>{</text:span></text:p>
        <text:p text:style-name="P4"><text:span text:style-name="T18"><text:s text:c="16"/>sum += fabs(matrix[N * i + j]);</text:span></text:p>
        <text:p text:style-name="P4"><text:span text:style-name="T18"><text:s text:c="16"/>sum1 += fabs(matrix[j * N + i]);</text:span></text:p>
        <text:p text:style-name="P4"><text:span text:style-name="T18"><text:s text:c="16"/>I[N * i + j] = (i == j);</text:span></text:p>
        <text:p text:style-name="P4"><text:span text:style-name="T18"><text:s text:c="12"/>}</text:span></text:p>
        <text:p text:style-name="P5"/>
        <text:p text:style-name="P4"><text:span text:style-name="T18"><text:s text:c="12"/>if (sum1 &gt; max1)</text:span></text:p>
        <text:p text:style-name="P4"><text:span text:style-name="T18"><text:s text:c="16"/>max1 = sum1;</text:span></text:p>
        <text:p text:style-name="P5"/>
        <text:p text:style-name="P4"><text:span text:style-name="T18"><text:s text:c="12"/>if (sum &gt; max0)</text:span></text:p>
        <text:p text:style-name="P4"><text:span text:style-name="T18"><text:s text:c="16"/>max0 = sum;</text:span></text:p>
        <text:p text:style-name="P5"/>
        <text:p text:style-name="P4"><text:span text:style-name="T18"><text:s text:c="12"/>sum = 0;</text:span></text:p>
        <text:p text:style-name="P4"><text:span text:style-name="T18"><text:s text:c="12"/>sum1 = 0;</text:span></text:p>
        <text:p text:style-name="P4"><text:span text:style-name="T18"><text:s text:c="8"/>}</text:span></text:p>
        <text:p text:style-name="P5"/>
        <text:p text:style-name="P4"><text:span text:style-name="T18"><text:s text:c="8"/>float max = max1 * max0;</text:span></text:p>
        <text:p text:style-name="P5"/>
        <text:p text:style-name="P4"><text:span text:style-name="T18"><text:s text:c="8"/>for (int i = 0; i &lt; N; i++)</text:span></text:p>
        <text:p text:style-name="P4"><text:span text:style-name="T18"><text:s text:c="12"/>for (int j = 0; j &lt; N; j++)</text:span></text:p>
        <text:p text:style-name="P4"><text:span text:style-name="T18"><text:s text:c="16"/>B[N * i + j] = matrix[j * N + i] / max;</text:span></text:p>
        <text:p text:style-name="P4"><text:span text:style-name="T18"><text:s text:c="4"/>}</text:span></text:p>
        <text:p text:style-name="P5"/>
        <text:p text:style-name="P4"><text:span text:style-name="T18"><text:s text:c="4"/>mul(B, matrix, tmp, type);</text:span></text:p>
        <text:p text:style-name="P4"><text:span text:style-name="T18"><text:s text:c="4"/>sum(I, tmp, R, false, type);</text:span></text:p>
        <text:p text:style-name="P4"><text:span text:style-name="T18"><text:s text:c="4"/>sum(result, I, result, true, type);</text:span></text:p>
        <text:p text:style-name="P4"><text:span text:style-name="T18"><text:s text:c="4"/>cpy(tmp, R);//tmp becomes R in some degree</text:span></text:p>
        <text:p text:style-name="P5"/>
        <text:p text:style-name="P4"><text:span text:style-name="T18"><text:s text:c="4"/>bool flag = false;</text:span></text:p>
        <text:p text:style-name="P4"><text:span text:style-name="T18"><text:s text:c="4"/>for (int k = 0; k &lt; iterations; ++k)</text:span></text:p>
        <text:p text:style-name="P4"><text:span text:style-name="T18"><text:s text:c="4"/>{</text:span></text:p>
        <text:p text:style-name="P4"><text:span text:style-name="T18"><text:s text:c="8"/>sum(result, flag ? I : tmp, result, true, type);</text:span></text:p>
        <text:p text:style-name="P4"><text:span text:style-name="T18"><text:s text:c="8"/>mul(flag ? I : tmp, R, !flag ? I : tmp, type);</text:span></text:p>
        <text:p text:style-name="P5"/>
        <text:p text:style-name="P4"><text:span text:style-name="T18"><text:s text:c="8"/>flag = !flag;</text:span></text:p>
        <text:p text:style-name="P4"><text:span text:style-name="T18"><text:s text:c="4"/>}</text:span></text:p>
        <text:p text:style-name="P4"><text:span text:style-name="T18"><text:s text:c="4"/>mul(result, B, tmp, type);</text:span></text:p>
        <text:p text:style-name="P5"/>
        <text:p text:style-name="P4"><text:span text:style-name="T18"><text:s text:c="4"/>cpy(result, tmp);</text:span></text:p>
        <text:p text:style-name="P5"/>
        <text:p text:style-name="P4"><text:span text:style-name="T18"><text:s text:c="4"/>clock_t c_end = clock();</text:span></text:p>
        <text:p text:style-name="P4"><text:span text:style-name="T18"><text:s text:c="4"/>double timeElapsed0 = 1000.0 * ((double) (c_end - c_start) / CLOCKS_PER_SEC);</text:span></text:p>
        <text:p text:style-name="P5"/>
        <text:p text:style-name="P4"><text:span text:style-name="T18"><text:s text:c="4"/>delete[](I);</text:span></text:p>
        <text:p text:style-name="P4"><text:span text:style-name="T18"><text:s text:c="4"/>delete[](B);</text:span></text:p>
        <text:p text:style-name="P4"><text:span text:style-name="T18"><text:s text:c="4"/>delete[](tmp);</text:span></text:p>
        <text:p text:style-name="P4"><text:span text:style-name="T18"><text:s text:c="4"/>delete[](R);</text:span></text:p>
        <text:p text:style-name="P5"/>
        <text:p text:style-name="P4"><text:span text:style-name="T18"><text:s text:c="4"/>return timeElapsed0;</text:span></text:p>
        <text:p text:style-name="P4"><text:span text:style-name="T18">}</text:span></text:p>
        <text:p text:style-name="P5"/>
        <text:p text:style-name="P4"><text:span text:style-name="T18">int main()</text:span></text:p>
        <text:p text:style-name="P4"><text:span text:style-name="T18">{</text:span></text:p>
        <text:p text:style-name="P4"><text:span text:style-name="T18"><text:s text:c="4"/>auto *matrix = new float[N * N];</text:span></text:p>
        <text:p text:style-name="P4"><text:span text:style-name="T18"><text:s text:c="4"/>auto *backMatrix = new float[N * N];</text:span></text:p>
        <text:p text:style-name="P5"/>
        <text:p text:style-name="P4"><text:span text:style-name="T18"><text:s text:c="4"/>for (int k = 0; k &lt; N; ++k)</text:span></text:p>
        <text:p text:style-name="P4"><text:span text:style-name="T18"><text:s text:c="8"/>for (int i = 0; i &lt; N; ++i)</text:span></text:p>
        <text:p text:style-name="P4"><text:span text:style-name="T18"><text:s text:c="8"/>{</text:span></text:p>
        <text:p text:style-name="P4"><text:span text:style-name="T18"><text:s text:c="12"/>matrix[k * N + i] = rand() % 10;</text:span></text:p>
        <text:p text:style-name="P4"><text:span text:style-name="T18"><text:s text:c="12"/>backMatrix[k * N + i] = 0;</text:span></text:p>
        <text:p text:style-name="P4"><text:span text:style-name="T18"><text:s text:c="8"/>}</text:span></text:p>
        <text:p text:style-name="P5"/>
        <text:p text:style-name="P4"><text:span text:style-name="T18"><text:s text:c="4"/>double res = matrixInverse(matrix, backMatrix, WITHOUT_OPT);</text:span></text:p>
        <text:p text:style-name="P4"><text:span text:style-name="T18"><text:s text:c="4"/>cout &lt;&lt; res &lt;&lt; "ms" &lt;&lt;endl;</text:span></text:p>
        <text:p text:style-name="P5"/>
        <text:p text:style-name="P4"><text:soft-page-break/><text:span text:style-name="T18"><text:s text:c="4"/>delete[](matrix);</text:span></text:p>
        <text:p text:style-name="P4"><text:span text:style-name="T18"><text:s text:c="4"/>delete[](backMatrix);</text:span></text:p>
        <text:p text:style-name="P4"><text:span text:style-name="T18"><text:s text:c="4"/>return 0;</text:span></text:p>
        <text:p text:style-name="P4"><text:span text:style-name="T18">}</text:span></text:p>
        <text:p text:style-name="P5"/>
        <text:p text:style-name="P4"><text:span text:style-name="T18">void mul(const float *A, const float *B, float *C, int type)</text:span></text:p>
        <text:p text:style-name="P4"><text:span text:style-name="T18">{</text:span></text:p>
        <text:p text:style-name="P4"><text:span text:style-name="T18"><text:s text:c="4"/>switch (type)</text:span></text:p>
        <text:p text:style-name="P4"><text:span text:style-name="T18"><text:s text:c="4"/>{</text:span></text:p>
        <text:p text:style-name="P4"><text:span text:style-name="T18"><text:s text:c="8"/>case WITHOUT_OPT:</text:span></text:p>
        <text:p text:style-name="P4"><text:span text:style-name="T18"><text:s text:c="12"/>mulDef(A, B, C);</text:span></text:p>
        <text:p text:style-name="P4"><text:span text:style-name="T18"><text:s text:c="12"/>break;</text:span></text:p>
        <text:p text:style-name="P4"><text:span text:style-name="T18"><text:s text:c="8"/>case VECTOR_OPT:</text:span></text:p>
        <text:p text:style-name="P4"><text:span text:style-name="T18"><text:s text:c="12"/>mulVector(A, B, C);</text:span></text:p>
        <text:p text:style-name="P4"><text:span text:style-name="T18"><text:s text:c="12"/>break;</text:span></text:p>
        <text:p text:style-name="P4"><text:span text:style-name="T18"><text:s text:c="8"/>case BLAS_OPT:</text:span></text:p>
        <text:p text:style-name="P4"><text:span text:style-name="T18"><text:s text:c="12"/>mulBLAS(A, B, C);</text:span></text:p>
        <text:p text:style-name="P4"><text:span text:style-name="T18"><text:s text:c="12"/>break;</text:span></text:p>
        <text:p text:style-name="P4"><text:span text:style-name="T18"><text:s text:c="4"/>}</text:span></text:p>
        <text:p text:style-name="P4"><text:span text:style-name="T18">}</text:span></text:p>
        <text:p text:style-name="P5"/>
        <text:p text:style-name="P4"><text:span text:style-name="T18">void mulBLAS(const float *A, const float *B, float *C)</text:span></text:p>
        <text:p text:style-name="P4"><text:span text:style-name="T18">{</text:span></text:p>
        <text:p text:style-name="P4"><text:span text:style-name="T18"><text:s text:c="4"/>cblas_sgemm(CblasRowMajor, CblasNoTrans, CblasNoTrans, N, N, N, 1.0, A, N, B, N, 0.0, C, N);</text:span></text:p>
        <text:p text:style-name="P4"><text:span text:style-name="T18">}</text:span></text:p>
        <text:p text:style-name="P5"/>
        <text:p text:style-name="P4"><text:span text:style-name="T18">void mulVector(const float *A, const float *B, float *C)</text:span></text:p>
        <text:p text:style-name="P4"><text:span text:style-name="T18">{</text:span></text:p>
        <text:p text:style-name="P4"><text:span text:style-name="T18"><text:s text:c="4"/>float *trans;</text:span></text:p>
        <text:p text:style-name="P4"><text:span text:style-name="T18"><text:s text:c="4"/>trans = new float[N * N];</text:span></text:p>
        <text:p text:style-name="P4"><text:span text:style-name="T18"><text:s text:c="4"/>for (int i = 0; i &lt; N; i++)</text:span></text:p>
        <text:p text:style-name="P4"><text:span text:style-name="T18"><text:s text:c="8"/>for (int j = 0; j &lt; N; j++)</text:span></text:p>
        <text:p text:style-name="P4"><text:span text:style-name="T18"><text:s text:c="12"/>trans[j * N + i] = B[i * N + j];</text:span></text:p>
        <text:p text:style-name="P5"/>
        <text:p text:style-name="P4"><text:span text:style-name="T18"><text:s text:c="4"/>for (int i = 0; i &lt; N; i++)</text:span></text:p>
        <text:p text:style-name="P4"><text:span text:style-name="T18"><text:s text:c="8"/>for (int j = 0; j &lt; N; j++)</text:span></text:p>
        <text:p text:style-name="P4"><text:span text:style-name="T18"><text:s text:c="12"/>C[i * N + j] = scalar(&amp;A[i * N], &amp;trans[j * N]);</text:span></text:p>
        <text:p text:style-name="P5"/>
        <text:p text:style-name="P4"><text:span text:style-name="T18"><text:s text:c="4"/>delete [](trans);</text:span></text:p>
        <text:p text:style-name="P4"><text:span text:style-name="T18">}</text:span></text:p>
        <text:p text:style-name="P5"/>
        <text:p text:style-name="P4"><text:span text:style-name="T18">void mulDef(const float *A, const float *B, float *C)</text:span></text:p>
        <text:p text:style-name="P4"><text:span text:style-name="T18">{</text:span></text:p>
        <text:p text:style-name="P4"><text:span text:style-name="T18"><text:s text:c="4"/>for (int i = 0; i &lt; N; ++i)</text:span></text:p>
        <text:p text:style-name="P4"><text:span text:style-name="T18"><text:s text:c="4"/>{</text:span></text:p>
        <text:p text:style-name="P4"><text:span text:style-name="T18"><text:s text:c="8"/>float *c = C + i * N;</text:span></text:p>
        <text:p text:style-name="P4"><text:span text:style-name="T18"><text:s text:c="8"/>for (int j = 0; j &lt; N; ++j)</text:span></text:p>
        <text:p text:style-name="P4"><text:span text:style-name="T18"><text:s text:c="12"/>c[j] = 0;</text:span></text:p>
        <text:p text:style-name="P4"><text:span text:style-name="T18"><text:s text:c="8"/>for (int k = 0; k &lt; N; ++k)</text:span></text:p>
        <text:p text:style-name="P4"><text:span text:style-name="T18"><text:s text:c="8"/>{</text:span></text:p>
        <text:p text:style-name="P4"><text:span text:style-name="T18"><text:s text:c="12"/>const float *b = B + k * N;</text:span></text:p>
        <text:p text:style-name="P4"><text:span text:style-name="T18"><text:s text:c="12"/>float a = A[i * N + k];</text:span></text:p>
        <text:p text:style-name="P4"><text:span text:style-name="T18"><text:s text:c="12"/>for (int j = 0; j &lt; N; ++j)</text:span></text:p>
        <text:p text:style-name="P4"><text:span text:style-name="T18"><text:s text:c="16"/>c[j] += a * b[j];</text:span></text:p>
        <text:p text:style-name="P4"><text:span text:style-name="T18"><text:s text:c="8"/>}</text:span></text:p>
        <text:p text:style-name="P4"><text:span text:style-name="T18"><text:s text:c="4"/>}</text:span></text:p>
        <text:p text:style-name="P4"><text:span text:style-name="T18">}</text:span></text:p>
        <text:p text:style-name="P5"/>
        <text:p text:style-name="P4"><text:span text:style-name="T18">void sum(float *A, float *B, float *C, bool sign, int type)</text:span></text:p>
        <text:p text:style-name="P4"><text:span text:style-name="T18">{</text:span></text:p>
        <text:p text:style-name="P4"><text:span text:style-name="T18"><text:s text:c="4"/>if (type == WITHOUT_OPT)</text:span></text:p>
        <text:p text:style-name="P4"><text:span text:style-name="T18"><text:s text:c="4"/>{</text:span></text:p>
        <text:p text:style-name="P4"><text:span text:style-name="T18"><text:s text:c="8"/>if (sign)</text:span></text:p>
        <text:p text:style-name="P4"><text:span text:style-name="T18"><text:s text:c="12"/>for (int i = 0; i &lt; N; i++)</text:span></text:p>
        <text:p text:style-name="P4"><text:span text:style-name="T18"><text:s text:c="12"/>{</text:span></text:p>
        <text:p text:style-name="P4"><text:span text:style-name="T18"><text:s text:c="16"/>float *a = A + i * N;</text:span></text:p>
        <text:p text:style-name="P4"><text:span text:style-name="T18"><text:s text:c="16"/>float *b = B + i * N;</text:span></text:p>
        <text:p text:style-name="P4"><text:span text:style-name="T18"><text:s text:c="16"/>float *c = C + i * N;</text:span></text:p>
        <text:p text:style-name="P4"><text:span text:style-name="T18"><text:s text:c="16"/>for (int j = 0; j &lt; N; j++)</text:span></text:p>
        <text:p text:style-name="P4"><text:span text:style-name="T18"><text:s text:c="20"/>c[j] = a[j] + b[j];</text:span></text:p>
        <text:p text:style-name="P4"><text:span text:style-name="T18"><text:s text:c="12"/>}</text:span></text:p>
        <text:p text:style-name="P5"/>
        <text:p text:style-name="P4"><text:span text:style-name="T18"><text:s text:c="8"/>else</text:span></text:p>
        <text:p text:style-name="P4"><text:span text:style-name="T18"><text:s text:c="12"/>for (int i = 0; i &lt; N; i++)</text:span></text:p>
        <text:p text:style-name="P4"><text:span text:style-name="T18"><text:s text:c="12"/>{</text:span></text:p>
        <text:p text:style-name="P4"><text:soft-page-break/><text:span text:style-name="T18"><text:s text:c="16"/>float *a = A + i * N;</text:span></text:p>
        <text:p text:style-name="P4"><text:span text:style-name="T18"><text:s text:c="16"/>float *b = B + i * N;</text:span></text:p>
        <text:p text:style-name="P4"><text:span text:style-name="T18"><text:s text:c="16"/>float *c = C + i * N;</text:span></text:p>
        <text:p text:style-name="P4"><text:span text:style-name="T18"><text:s text:c="16"/>for (int j = 0; j &lt; N; j++)</text:span></text:p>
        <text:p text:style-name="P4"><text:span text:style-name="T18"><text:s text:c="20"/>c[j] = a[j] - b[j];</text:span></text:p>
        <text:p text:style-name="P4"><text:span text:style-name="T18"><text:s text:c="12"/>}</text:span></text:p>
        <text:p text:style-name="P4"><text:span text:style-name="T18"><text:s text:c="4"/>} else if (type == VECTOR_OPT)</text:span></text:p>
        <text:p text:style-name="P4"><text:span text:style-name="T18"><text:s text:c="4"/>{</text:span></text:p>
        <text:p text:style-name="P4"><text:span text:style-name="T18"><text:s text:c="8"/>__m128 p;</text:span></text:p>
        <text:p text:style-name="P4"><text:span text:style-name="T18"><text:s text:c="8"/>for (int i = 0; i &lt; N; i++)</text:span></text:p>
        <text:p text:style-name="P4"><text:span text:style-name="T18"><text:s text:c="8"/>{</text:span></text:p>
        <text:p text:style-name="P4"><text:span text:style-name="T18"><text:s text:c="12"/>__m128 *xx, *yy;</text:span></text:p>
        <text:p text:style-name="P4"><text:span text:style-name="T18"><text:s text:c="12"/>xx = (__m128 *) &amp;A[i * N];</text:span></text:p>
        <text:p text:style-name="P4"><text:span text:style-name="T18"><text:s text:c="12"/>yy = (__m128 *) &amp;B[i * N];</text:span></text:p>
        <text:p text:style-name="P4"><text:span text:style-name="T18"><text:s text:c="12"/>int k = 0;</text:span></text:p>
        <text:p text:style-name="P4"><text:span text:style-name="T18"><text:s text:c="12"/>for (int k = 0; k &lt; N / 4; k++)</text:span></text:p>
        <text:p text:style-name="P4"><text:span text:style-name="T18"><text:s text:c="12"/>{</text:span></text:p>
        <text:p text:style-name="P4"><text:span text:style-name="T18"><text:s text:c="16"/>if (sign)</text:span></text:p>
        <text:p text:style-name="P4"><text:span text:style-name="T18"><text:s text:c="20"/>p = _mm_add_ps(xx[k], yy[k]); //сложение</text:span></text:p>
        <text:p text:style-name="P4"><text:span text:style-name="T18"><text:s text:c="16"/>else</text:span></text:p>
        <text:p text:style-name="P4"><text:span text:style-name="T18"><text:s text:c="20"/>p = _mm_sub_ps(xx[k], yy[k]); //вычитание</text:span></text:p>
        <text:p text:style-name="P4"><text:span text:style-name="T18"><text:s text:c="16"/>_mm_store_ps(&amp;C[i * N + k * 4], p); // записать четыре значения по выровненному адресу</text:span></text:p>
        <text:p text:style-name="P5"/>
        <text:p text:style-name="P4"><text:span text:style-name="T18"><text:s text:c="12"/>}</text:span></text:p>
        <text:p text:style-name="P4"><text:span text:style-name="T18"><text:s text:c="8"/>}</text:span></text:p>
        <text:p text:style-name="P4"><text:span text:style-name="T18"><text:s text:c="4"/>} else if (type == BLAS_OPT)</text:span></text:p>
        <text:p text:style-name="P4"><text:span text:style-name="T18"><text:s text:c="4"/>{</text:span></text:p>
        <text:p text:style-name="P4"><text:span text:style-name="T18"><text:s text:c="8"/>if (sign)</text:span></text:p>
        <text:p text:style-name="P4"><text:span text:style-name="T18"><text:s text:c="12"/>for (int i = 0; i &lt; N; i++)</text:span></text:p>
        <text:p text:style-name="P4"><text:span text:style-name="T18"><text:s text:c="12"/>{</text:span></text:p>
        <text:p text:style-name="P4"><text:span text:style-name="T18"><text:s text:c="16"/>float *a = A + i * N;</text:span></text:p>
        <text:p text:style-name="P4"><text:span text:style-name="T18"><text:s text:c="16"/>float *b = B + i * N;</text:span></text:p>
        <text:p text:style-name="P4"><text:span text:style-name="T18"><text:s text:c="16"/>float *c = C + i * N;</text:span></text:p>
        <text:p text:style-name="P4"><text:span text:style-name="T18"><text:s text:c="16"/>for (int j = 0; j &lt; N; j++)</text:span></text:p>
        <text:p text:style-name="P4"><text:span text:style-name="T18"><text:s text:c="20"/>c[j] = a[j] + b[j];</text:span></text:p>
        <text:p text:style-name="P4"><text:span text:style-name="T18"><text:s text:c="12"/>}</text:span></text:p>
        <text:p text:style-name="P4"><text:span text:style-name="T18"><text:s text:c="8"/>else</text:span></text:p>
        <text:p text:style-name="P4"><text:span text:style-name="T18"><text:s text:c="12"/>for (int i = 0; i &lt; N; i++)</text:span></text:p>
        <text:p text:style-name="P4"><text:span text:style-name="T18"><text:s text:c="12"/>{</text:span></text:p>
        <text:p text:style-name="P4"><text:span text:style-name="T18"><text:s text:c="16"/>float *a = A + i * N;</text:span></text:p>
        <text:p text:style-name="P4"><text:span text:style-name="T18"><text:s text:c="16"/>float *b = B + i * N;</text:span></text:p>
        <text:p text:style-name="P4"><text:span text:style-name="T18"><text:s text:c="16"/>float *c = C + i * N;</text:span></text:p>
        <text:p text:style-name="P4"><text:span text:style-name="T18"><text:s text:c="16"/>for (int j = 0; j &lt; N; j++)</text:span></text:p>
        <text:p text:style-name="P4"><text:span text:style-name="T18"><text:s text:c="20"/>c[j] = a[j] - b[j];</text:span></text:p>
        <text:p text:style-name="P4"><text:span text:style-name="T18"><text:s text:c="12"/>}</text:span></text:p>
        <text:p text:style-name="P4"><text:span text:style-name="T18"><text:s text:c="4"/>}</text:span></text:p>
        <text:p text:style-name="P4"><text:span text:style-name="T18">}</text:span></text:p>
        <text:p text:style-name="P5"/>
        <text:p text:style-name="P4"><text:span text:style-name="T18">float scalar(const float *x, const float *y)</text:span></text:p>
        <text:p text:style-name="P4"><text:span text:style-name="T18">{</text:span></text:p>
        <text:p text:style-name="P4"><text:span text:style-name="T18"><text:s text:c="4"/>__m128 *xx, *yy;</text:span></text:p>
        <text:p text:style-name="P4"><text:span text:style-name="T18"><text:s text:c="4"/>__m128 p, s;</text:span></text:p>
        <text:p text:style-name="P4"><text:span text:style-name="T18"><text:s text:c="4"/>xx = (__m128 *) x;</text:span></text:p>
        <text:p text:style-name="P4"><text:span text:style-name="T18"><text:s text:c="4"/>yy = (__m128 *) y;</text:span></text:p>
        <text:p text:style-name="P4"><text:span text:style-name="T18"><text:s text:c="4"/>s = _mm_setzero_ps();</text:span></text:p>
        <text:p text:style-name="P4"><text:span text:style-name="T18"><text:s text:c="4"/>for (int i = 0; i &lt; N / 4; ++i) // устанавливает четыре значения, выровненные по адресу</text:span></text:p>
        <text:p text:style-name="P4"><text:span text:style-name="T18"><text:s text:c="4"/>{</text:span></text:p>
        <text:p text:style-name="P4"><text:span text:style-name="T18"><text:s text:c="8"/>p = _mm_mul_ps(xx[i], yy[i]); // векторное умножение 4 чисел</text:span></text:p>
        <text:p text:style-name="P4"><text:span text:style-name="T18"><text:s text:c="8"/>s = _mm_add_ps(s, p); // векторная сумма</text:span></text:p>
        <text:p text:style-name="P4"><text:span text:style-name="T18"><text:s text:c="4"/>}</text:span></text:p>
        <text:p text:style-name="P4"><text:span text:style-name="T18"><text:s text:c="4"/>p = _mm_movehl_ps(p, s); // перемещение 2-х старших значений s в младшие p</text:span></text:p>
        <text:p text:style-name="P4"><text:span text:style-name="T18"><text:s text:c="4"/>s = _mm_add_ps(s, p);</text:span></text:p>
        <text:p text:style-name="P4"><text:span text:style-name="T18"><text:s text:c="4"/>p = _mm_shuffle_ps(s, s, 1);// перемещение 2-го значения s в младшую позицию p</text:span></text:p>
        <text:p text:style-name="P4"><text:span text:style-name="T18"><text:s text:c="4"/>s = _mm_add_ss(s, p); // сложение</text:span></text:p>
        <text:p text:style-name="P5"/>
        <text:p text:style-name="P4"><text:span text:style-name="T18"><text:s text:c="4"/>float sum;</text:span></text:p>
        <text:p text:style-name="P4"><text:span text:style-name="T18"><text:s text:c="4"/>_mm_store_ss(&amp;sum, s); // запись младшего значения в память</text:span></text:p>
        <text:p text:style-name="P4"><text:span text:style-name="T18"><text:s text:c="4"/>return sum;</text:span></text:p>
        <text:p text:style-name="P4"><text:span text:style-name="T18">}</text:span></text:p>
        <text:p text:style-name="P5"/>
        <text:p text:style-name="P4"><text:span text:style-name="T18">void cpy(float *A, float *B)</text:span></text:p>
        <text:p text:style-name="P4"><text:span text:style-name="T18">{</text:span></text:p>
        <text:p text:style-name="P4"><text:span text:style-name="T18"><text:s text:c="4"/>for (int i = 0; i &lt; N; i++)</text:span></text:p>
        <text:p text:style-name="P4"><text:span text:style-name="T18"><text:s text:c="4"/>{</text:span></text:p>
        <text:p text:style-name="P4"><text:soft-page-break/><text:span text:style-name="T18"><text:s text:c="8"/>float *a = A + i * N;</text:span></text:p>
        <text:p text:style-name="P4"><text:span text:style-name="T18"><text:s text:c="8"/>float *b = B + i * N;</text:span></text:p>
        <text:p text:style-name="P4"><text:span text:style-name="T18"><text:s text:c="8"/>for (int j = 0; j &lt; N; j++)</text:span></text:p>
        <text:p text:style-name="P4"><text:span text:style-name="T18"><text:s text:c="12"/>a[j] = b[j];</text:span></text:p>
        <text:p text:style-name="P4"><text:span text:style-name="T18"><text:s text:c="4"/>}</text:span></text:p>
        <text:p text:style-name="P4"><text:span text:style-name="T18">}</text:span></text:p>
        <text:p text:style-name="P19"/>
        <text:p text:style-name="P19"/>
        <text:p text:style-name="Heading_20_1"><text:span text:style-name="T13">Время исполнения разных режимов</text:span><text:span text:style-name="T3"> </text:span></text:p>
        <text:p text:style-name="P9"/>
        <text:p text:style-name="P18"><text:span text:style-name="T7"><text:tab/>Результаты различных режимов можно увидеть ниже:</text:span></text:p>
        <text:p text:style-name="P2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9"><text:span text:style-name="T19">Default</text:span></text:p>
            </table:table-cell>
            <table:table-cell table:style-name="Table1.A1" office:value-type="string">
              <text:p text:style-name="P40"><text:span text:style-name="T19">SSE</text:span></text:p>
            </table:table-cell>
            <table:table-cell table:style-name="Table1.C1" office:value-type="string">
              <text:p text:style-name="P41"><text:span text:style-name="T19">BLAS</text:span></text:p>
            </table:table-cell>
          </table:table-row>
          <table:table-row table:style-name="Table1.1">
            <table:table-cell table:style-name="Table1.A2" office:value-type="string">
              <text:p text:style-name="P37"><text:span text:style-name="T14">4 минуты 59 секунд.</text:span></text:p>
            </table:table-cell>
            <table:table-cell table:style-name="Table1.A2" office:value-type="string">
              <text:p text:style-name="P42"><text:span text:style-name="T22">3 минуты 55 секунд.</text:span></text:p>
            </table:table-cell>
            <table:table-cell table:style-name="Table1.C2" office:value-type="string">
              <text:p text:style-name="P38"><text:span text:style-name="T14">9 секунд.</text:span></text:p>
            </table:table-cell>
          </table:table-row>
        </table:table>
        <text:p text:style-name="P21"/>
        <text:p text:style-name="P15"/>
        <text:p text:style-name="P18"><text:span text:style-name="T9">Прирост производительности с SIMD расширениями был незначительным, т.к. компилятор уже в традиционном методе вычисления в некоторых местах использовал </text:span><text:span text:style-name="T15">автовекторизацию простых циклов. Уже в 1-м варианте компилятор фактически задействовал инструкции SSE, потому ручная оптимизация не дала огромных преимуществ.</text:span></text:p>
        <text:p text:style-name="P22"/>
        <text:p text:style-name="P24"><text:span text:style-name="T15">BLAS библиотека была разработана специалистами и использует фактически почти все возможные оптимизации, чтобы ускорить вычисления, что как раз и показывает разультат работы.</text:span></text:p>
        <text:p text:style-name="P22"/>
        <text:p text:style-name="P22"/>
        <text:p text:style-name="P24"><text:span text:style-name="T15">В ходе работы было обнаружено, если в ключах компиляции использовать </text:span></text:p>
        <text:p text:style-name="P24"><text:span text:style-name="T15">-O3 и -msse3, то прирост производительности был ощутимы</text:span><text:span text:style-name="T16">м</text:span><text:span text:style-name="T15">, ведь </text:span><text:span text:style-name="T16">тогда </text:span><text:span text:style-name="T15">обычный метод вычислял матрицу за 2 минуты, векторизация чуть меньше и BLAS вычислял за несколько секунд.</text:span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"><text:bookmark text:name="_qajn46z3wr1g"/><text:soft-page-break/><text:span text:style-name="T3">Заключение</text:span></text:p>
        <text:p text:style-name="P36"/>
        <text:p text:style-name="P27"><text:span text:style-name="T7">В конце можно сказать следующее:</text:span></text:p>
        <text:p text:style-name="P29"><text:span text:style-name="T7">1. SSE расширения дают ощутимый, но не столь огромный прирост производительности программы.</text:span></text:p>
        <text:p text:style-name="P29"><text:span text:style-name="T7">2. BLAS лучше всего использовать в вычислениях с матрицами.</text:span></text:p>
        <text:p text:style-name="P29"><text:span text:style-name="T7">3. Традиционный метод всегда важно писать с умом, так как без особых размышлений, как вычислять матрицу, время выполнения программы может достигать и получаса.</text:span></text:p>
        <text:p text:style-name="P30"/>
        <text:p text:style-name="P29"><text:span text:style-name="T7">В ходе работы я изучил SIMD-расширения архитектуры x86/x86-64 и научился использовать их в коде. Получел навыки использования SIMD-расширений, а так же изучил работу оптимизированной бибилиотеки линейной алгебры BLAS и применил данную библиотеку в вычислениях алгоритма.</text:span></text:p>
        <text:p text:style-name="P30"/>
        <text:p text:style-name="P29"><text:span text:style-name="T7">Так же стоит отметить, что оптимизации компилятора -O так же могут улучшить результаты. 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loext:graphic-properties draw:fill="none" draw:fill-color="#ffffff"/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.3937in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swiss" style:font-pitch="variable" fo:font-size="16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6pt" style:font-style-asian="normal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" style:class="text">
      <loext:graphic-properties draw:fill="none" draw:fill-color="#ffffff"/>
      <style:paragraph-properties fo:margin-left="0in" fo:margin-right="0in" fo:margin-top="0.25in" fo:margin-bottom="0.1665in" loext:contextual-spacing="false" fo:line-height="100%" fo:text-align="center" style:justify-single-word="false" fo:keep-together="auto" fo:orphans="2" fo:widows="2" fo:text-indent="0in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font-style="normal" style:text-underline-style="none" fo:font-weight="bold" fo:background-color="transparent" style:font-name-asian="Arial1" style:font-family-asian="Arial" style:font-family-generic-asian="system" style:font-pitch-asian="variable" style:font-size-asian="20pt" style:font-style-asian="normal" style:font-weight-asian="bold" style:font-name-complex="Arial1" style:font-family-complex="Arial" style:font-family-generic-complex="system" style:font-pitch-complex="variable" style:font-size-complex="20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swiss" style:font-pitch="variable" fo:font-size="14pt" fo:font-style="normal" style:text-underline-style="none" fo:font-weight="bold" fo:background-color="transparent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LO-normal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07in" fo:margin-right="0.5902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07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  <style:master-page style:name="Converted1" style:page-layout-name="Mpm2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en-US</dc:language>
    <dc:date>2019-12-07T17:12:29.729222282</dc:date>
    <meta:editing-cycles>8</meta:editing-cycles>
    <meta:editing-duration>PT1H23M15S</meta:editing-duration>
    <meta:generator>LibreOffice/6.3.3.2$Linux_X86_64 LibreOffice_project/30$Build-2</meta:generator>
    <meta:document-statistic meta:table-count="1" meta:image-count="0" meta:object-count="0" meta:page-count="8" meta:paragraph-count="277" meta:word-count="1458" meta:character-count="9118" meta:non-whitespace-character-count="6304"/>
  </office:meta>
</office:document-meta>
</file>